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3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4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6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style:font-name="Verdana" style:font-name-asian="Verdana" style:font-name-complex="Verdana" fo:font-size="10pt" style:font-size-asian="10pt" style:font-size-complex="10pt"/>
    </style:style>
    <style:style style:name="ce11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4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5" style:family="table-cell" style:parent-style-name="Default" style:data-style-name="N36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16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Default" style:data-style-name="N36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18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style:font-name="Verdana" style:font-name-asian="Verdana" style:font-name-complex="Verdana" fo:font-size="10pt" style:font-size-asian="10pt" style:font-size-complex="10pt"/>
    </style:style>
    <style:style style:name="ce22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5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7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8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29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1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1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46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4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51" style:family="table-cell" style:parent-style-name="Default" style:data-style-name="N2">
      <style:table-cell-properties style:vertical-align="middle" fo:wrap-option="wrap" fo:background-color="#F2F2F2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fo:background-color="#FFFFFF"/>
      <style:paragraph-properties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fo:background-color="transparent"/>
      <style:paragraph-properties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.706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2" style:family="table-cell" style:parent-style-name="Porcentagem" style:data-style-name="N14">
      <style:table-cell-properties style:vertical-align="middle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66" style:family="table-cell" style:parent-style-name="Normal_32_2" style:data-style-name="N0">
      <style:table-cell-properties fo:border="thin solid #F2F2F2" style:vertical-align="automatic" fo:background-color="transparent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="thin solid #F2F2F2" style:vertical-align="automatic" fo:background-color="transparent"/>
      <style:text-properties fo:color="#F2F2F2" style:font-name="Verdana" style:font-name-asian="Verdana" style:font-name-complex="Verdana" fo:font-size="10pt" style:font-size-asian="10pt" style:font-size-complex="10pt"/>
    </style:style>
    <style:style style:name="ce68" style:family="table-cell" style:parent-style-name="Normal_32_2" style:data-style-name="N0">
      <style:table-cell-properties fo:border="thin solid #F2F2F2" style:vertical-align="middle" fo:wrap-option="wrap" fo:background-color="#F2F2F2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70" style:family="table-cell" style:parent-style-name="V_237_rgula" style:data-style-name="N37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1" style:family="table-cell" style:parent-style-name="V_237_rgula" style:data-style-name="N37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2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3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4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2" style:data-style-name="N0">
      <style:table-cell-properties fo:border="thin solid #F2F2F2" style:vertical-align="automatic" fo:background-color="transparent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5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6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89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1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Porcentagem" style:data-style-name="N1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Porcentagem" style:data-style-name="N1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6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7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Moeda" style:data-style-name="N38">
      <style:table-cell-properties fo:border-top="thin solid #000000" fo:border-bottom="2pt solid #000000" fo:border-left="thin solid #000000" fo:border-right="2pt solid #000000" fo:background-color="#E6B8B7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1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8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2.936875cm" style:use-optimal-column-width="true"/>
    </style:style>
    <style:style style:name="co12" style:family="table-column">
      <style:table-column-properties fo:break-before="auto" style:column-width="0.608541666666667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37583333333333cm"/>
    </style:style>
    <style:style style:name="co18" style:family="table-column">
      <style:table-column-properties fo:break-before="auto" style:column-width="1.349375cm"/>
    </style:style>
    <style:style style:name="co19" style:family="table-column">
      <style:table-column-properties fo:break-before="auto" style:column-width="2.09020833333333cm" style:use-optimal-column-width="true"/>
    </style:style>
    <style:style style:name="co20" style:family="table-column">
      <style:table-column-properties fo:break-before="auto" style:column-width="0.370416666666667cm"/>
    </style:style>
    <style:style style:name="co21" style:family="table-column">
      <style:table-column-properties fo:break-before="auto" style:column-width="3.095625cm"/>
    </style:style>
    <style:style style:name="co22" style:family="table-column">
      <style:table-column-properties fo:break-before="auto" style:column-width="3.254375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2.91041666666667cm"/>
    </style:style>
    <style:style style:name="co25" style:family="table-column">
      <style:table-column-properties fo:break-before="auto" style:column-width="2.48708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3.5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5.2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34.5pt" style:use-optimal-row-height="false" fo:break-before="auto"/>
    </style:style>
    <style:style style:name="ro15" style:family="table-row">
      <style:table-row-properties style:row-height="28.5pt" style:use-optimal-row-height="false" fo:break-before="auto"/>
    </style:style>
    <style:style style:name="ro16" style:family="table-row">
      <style:table-row-properties style:row-height="15.75pt" style:use-optimal-row-height="tru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14.2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1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NÃO&quot;" style:apply-style-name="cf1"/>
      <style:map style:condition="of:cell-content()=[.$F$13]" style:apply-style-name="cf6" style:base-cell-address="CAL_PPR_TRIMESTRAL.F13"/>
    </style:style>
    <style:style style:name="ce1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[.$F$13]" style:apply-style-name="cf6" style:base-cell-address="CAL_PPR_TRIMESTRAL.F13"/>
    </style:style>
    <style:style style:name="ce11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5"/>
      <style:map style:condition="of:cell-content()=[.$F$13]" style:apply-style-name="cf6" style:base-cell-address="CAL_PPR_TRIMESTRAL.B19"/>
    </style:style>
    <style:style style:name="ce1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5"/>
      <style:map style:condition="of:cell-content()=[.$F$13]" style:apply-style-name="cf6" style:base-cell-address="CAL_PPR_TRIMESTRAL.B19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636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imulador Mensal 2016</text:p>
          </table:table-cell>
          <table:table-cell table:number-columns-repeated="3" table:style-name="ce4"/>
          <table:table-cell table:number-columns-repeated="3" table:style-name="ce2"/>
          <table:table-cell table:style-name="ce2">
            <draw:frame draw:z-index="6" draw:id="id5" draw:style-name="a19" draw:name="CaixaDeTexto 6" svg:x="3.44712in" svg:y="0.16667in" svg:width="2.94443in" svg:height="0.57758in">
              <draw:text-box>
                <text:p text:style-name="a18" text:class-names="" text:cond-style-name=""><text:span text:style-name="a16" text:class-names="">Coloque aqui o resultado da<text:s text:c="1"/></text:span><text:span text:style-name="a17" text:class-names="">Dinâmica de Vendas</text:span></text:p>
              </draw:text-box>
              <svg:title/>
              <svg:desc/>
            </draw:frame>
          </table:table-cell>
          <table:table-cell table:number-columns-repeated="16375" table:style-name="ce2"/>
        </table:table-row>
        <table:table-row table:style-name="ro2">
          <table:table-cell/>
          <table:table-cell office:value-type="string" table:style-name="ce5">
            <text:p>SUP DE SERV AO CLIENTE<text:s/></text:p>
            <draw:custom-shape svg:x="2.5in" svg:y="0.16667in" svg:width="2.50735in" svg:height="0.79988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  <draw:frame draw:z-index="2" draw:id="id1" draw:style-name="a6" draw:name="CaixaDeTexto 2" svg:x="2.51042in" svg:y="0.14662in" svg:width="2.46569in" svg:height="0.59112in">
              <draw:text-box>
                <text:p text:style-name="a5" text:class-names="" text:cond-style-name=""><text:span text:style-name="a3" text:class-names="">Coloque aqui o<text:s text:c="1"/></text:span><text:span text:style-name="a4" text:class-names="">resultado de PSF da sua loja</text:span></text:p>
              </draw:text-box>
              <svg:title/>
              <svg:desc/>
            </draw:frame>
          </table:table-cell>
          <table:table-cell table:number-columns-repeated="7" table:style-name="ce2"/>
          <table:table-cell table:style-name="ce2">
            <draw:custom-shape svg:x="0.1875in" svg:y="0in" svg:width="2.43689in" svg:height="0.82215in" draw:z-index="5" draw:id="id4" draw:style-name="a15" draw:name="Texto explicativo em seta para baixo 5">
              <svg:title/>
              <svg:desc/>
              <text:p text:style-name="a14" text:class-names="" text:cond-style-name=""><text:span text:style-name="a1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6">
            <text:p>Simulador do RESULTADO ÚNICO DE PSF</text:p>
          </table:table-cell>
          <table:table-cell table:number-columns-repeated="6" table:style-name="ce2"/>
          <table:table-cell office:value-type="string" table:style-name="ce6">
            <text:p>Simulador de Vendas e PSF</text:p>
          </table:table-cell>
          <table:table-cell table:number-columns-repeated="16375" table:style-name="ce2"/>
        </table:table-row>
        <table:table-row table:style-name="ro4">
          <table:table-cell/>
          <table:table-cell office:value-type="string" table:style-name="ce7">
            <text:p><text:s/>Indicador</text:p>
          </table:table-cell>
          <table:table-cell office:value-type="string" table:number-columns-spanned="2" table:number-rows-spanned="1" table:style-name="ce75">
            <text:p>Resultado no mês</text:p>
          </table:table-cell>
          <table:covered-table-cell/>
          <table:table-cell office:value-type="string" table:style-name="ce8">
            <text:p>Pesos</text:p>
          </table:table-cell>
          <table:table-cell office:value-type="string" table:number-columns-spanned="2" table:number-rows-spanned="1" table:style-name="ce76">
            <text:p>Cálculo do Resultado</text:p>
          </table:table-cell>
          <table:covered-table-cell/>
          <table:table-cell table:style-name="ce2"/>
          <table:table-cell office:value-type="string" table:style-name="ce7">
            <text:p>Indicador</text:p>
          </table:table-cell>
          <table:table-cell office:value-type="string" table:style-name="ce9">
            <text:p>Pesos</text:p>
          </table:table-cell>
          <table:table-cell office:value-type="string" table:number-columns-spanned="2" table:number-rows-spanned="1" table:style-name="ce77">
            <text:p>Resultados</text:p>
          </table:table-cell>
          <table:covered-table-cell/>
          <table:table-cell table:style-name="ce7"/>
          <table:table-cell office:value-type="string" table:style-name="ce7">
            <text:p>Cálculo Resultado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Ativação Cartão Marisa PL e Itaú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=</text:p>
          </table:table-cell>
          <table:table-cell office:value-type="float" office:value="0" table:formula="of:=IF([.C7]&gt;120%;120%*[.E7];[.C7]*[.E7])" table:style-name="ce14">
            <text:p>0,00</text:p>
          </table:table-cell>
          <table:table-cell table:style-name="ce2"/>
          <table:table-cell office:value-type="string" table:style-name="ce15">
            <text:p>Vendas Varejo</text:p>
          </table:table-cell>
          <table:table-cell office:value-type="percentage" office:value="0.35" table:style-name="ce16">
            <text:p>35%</text:p>
          </table:table-cell>
          <table:table-cell office:value-type="string" table:style-name="ce17">
            <text:p>x</text:p>
          </table:table-cell>
          <table:table-cell office:value-type="float" office:value="0" table:style-name="ce18">
            <text:p>0,00</text:p>
          </table:table-cell>
          <table:table-cell office:value-type="string" table:style-name="ce19">
            <text:p>=</text:p>
          </table:table-cell>
          <table:table-cell office:value-type="float" office:value="0" table:formula="of:=+[.J7]*[.L7]" table:style-name="ce20">
            <text:p>0,00</text:p>
            <draw:custom-shape svg:width="1.09002in" svg:height="1.41394in" draw:z-index="3" draw:id="id2" draw:style-name="a9" draw:transform="translate(-0.54501in -0.70697in) rotate(-1.5708) translate(1.6331in 0.76376in)" draw:name="Texto explicativo em seta para baixo 3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Participação do cartão %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16" table:style-name="ce24">
            <text:p>16</text:p>
          </table:table-cell>
          <table:table-cell office:value-type="string" table:style-name="ce23">
            <text:p>=</text:p>
          </table:table-cell>
          <table:table-cell office:value-type="float" office:value="0" table:formula="of:=IF([.C8]&gt;120%;120%*[.E8];[.C8]*[.E8])" table:style-name="ce25">
            <text:p>0,00</text:p>
          </table:table-cell>
          <table:table-cell table:style-name="ce2"/>
          <table:table-cell office:value-type="string" table:style-name="ce26">
            <text:p><text:s/>PSF</text:p>
          </table:table-cell>
          <table:table-cell office:value-type="percentage" office:value="0.65" table:style-name="ce27">
            <text:p>65%</text:p>
          </table:table-cell>
          <table:table-cell office:value-type="string" table:style-name="ce28">
            <text:p>x</text:p>
          </table:table-cell>
          <table:table-cell office:value-type="float" office:value="0" table:formula="of:=+[.G18]" table:style-name="ce29">
            <text:p>0,00</text:p>
          </table:table-cell>
          <table:table-cell office:value-type="string" table:style-name="ce30">
            <text:p>=</text:p>
          </table:table-cell>
          <table:table-cell office:value-type="float" office:value="0" table:formula="of:=+[.J8]*[.L8]" table:style-name="ce31">
            <text:p>0,00</text:p>
          </table:table-cell>
          <table:table-cell table:style-name="ce2">
            <draw:frame draw:z-index="4" draw:id="id3" draw:style-name="a12" draw:name="CaixaDeTexto 4" svg:x="0.17708in" svg:y="0.03125in" svg:width="1.03677in" svg:height="1.41909in">
              <draw:text-box>
                <text:p text:style-name="a11" text:class-names="" text:cond-style-name=""><text:span text:style-name="a10" text:class-names="">Este é o resultado mensal da sua loja</text:span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10">
            <text:p>Meta Penetração Bônus Celular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9]&gt;120%;120%*[.E9];[.C9]*[.E9])" table:style-name="ce14">
            <text:p>0,00</text:p>
          </table:table-cell>
          <table:table-cell table:style-name="ce2"/>
          <table:table-cell office:value-type="string" table:style-name="ce32">
            <text:p>Resultado para cálculo</text:p>
          </table:table-cell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N7:.N8])" table:style-name="ce36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1">
            <text:p>Vendas com Juros PL e Itaú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9" table:style-name="ce24">
            <text:p>9</text:p>
          </table:table-cell>
          <table:table-cell office:value-type="string" table:style-name="ce23">
            <text:p>=</text:p>
          </table:table-cell>
          <table:table-cell office:value-type="float" office:value="0" table:formula="of:=IF([.C10]&gt;120%;120%*[.E10];[.C10]*[.E10])" table:style-name="ce25">
            <text:p>0,00</text:p>
          </table:table-cell>
          <table:table-cell table:style-name="ce2"/>
          <table:table-cell office:value-type="string" table:style-name="ce37">
            <text:p>Percentual a considerar na escala de % de atingimento</text:p>
          </table:table-cell>
          <table:table-cell table:number-columns-repeated="2" table:style-name="ce38"/>
          <table:table-cell table:style-name="ce39"/>
          <table:table-cell table:style-name="ce40"/>
          <table:table-cell office:value-type="percentage" office:value="0" table:formula="of:=IF([.N9]&gt;120;120%;IF([.N9]&gt;100;[.N9]/100;VLOOKUP([.N9];[.$B$48:.$D$52];3;TRUE)))" table:style-name="ce41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0">
            <text:p>Empréstimo Pesso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5" table:style-name="ce13">
            <text:p>15</text:p>
          </table:table-cell>
          <table:table-cell office:value-type="string" table:style-name="ce12">
            <text:p>=</text:p>
          </table:table-cell>
          <table:table-cell office:value-type="float" office:value="0" table:formula="of:=IF([.C11]&gt;120%;120%*[.E11];[.C11]*[.E11])" table:style-name="ce14">
            <text:p>0,00</text:p>
          </table:table-cell>
          <table:table-cell table:style-name="ce2"/>
          <table:table-cell office:value-type="string" table:style-name="ce42">
            <text:p>Valor em 100% de atingimento ponderado da meta</text:p>
          </table:table-cell>
          <table:table-cell table:number-columns-repeated="2" table:style-name="ce43"/>
          <table:table-cell table:style-name="ce44"/>
          <table:table-cell table:style-name="ce45"/>
          <table:table-cell office:value-type="float" office:value="525" table:style-name="ce46">
            <text:p>525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Compra Certa e Compra Tranquil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8" table:style-name="ce24">
            <text:p>8</text:p>
          </table:table-cell>
          <table:table-cell office:value-type="string" table:style-name="ce23">
            <text:p>=</text:p>
          </table:table-cell>
          <table:table-cell office:value-type="float" office:value="0" table:formula="of:=IF([.C12]&gt;120%;120%*[.E12];[.C12]*[.E12])" table:style-name="ce25">
            <text:p>0,00</text:p>
          </table:table-cell>
          <table:table-cell table:style-name="ce2"/>
          <table:table-cell office:value-type="string" table:number-columns-spanned="5" table:number-rows-spanned="1" table:style-name="ce78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47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Tombamento Cartão Marisa Itaucard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13]&gt;120%;120%*[.E13];[.C13]*[.E13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Parcelamento de Fatur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=</text:p>
          </table:table-cell>
          <table:table-cell office:value-type="float" office:value="0" table:formula="of:=IF([.C14]&gt;120%;120%*[.E14];[.C14]*[.E14])" table:style-name="ce25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Seguros (família + carro + Vale Saude)<text:s/>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8" table:style-name="ce13">
            <text:p>8</text:p>
          </table:table-cell>
          <table:table-cell office:value-type="string" table:style-name="ce12">
            <text:p>=</text:p>
          </table:table-cell>
          <table:table-cell office:value-type="float" office:value="0" table:formula="of:=IF([.C15]&gt;120%;120%*[.E15];[.C15]*[.E15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Marisa Odonto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6" table:style-name="ce50">
            <text:p>6</text:p>
          </table:table-cell>
          <table:table-cell office:value-type="string" table:style-name="ce23">
            <text:p>=</text:p>
          </table:table-cell>
          <table:table-cell office:value-type="float" office:value="0" table:formula="of:=IF([.C16]&gt;120%;120%*[.E16];[.C16]*[.E16])" table:style-name="ce51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Cartão Adicion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=</text:p>
          </table:table-cell>
          <table:table-cell office:value-type="float" office:value="0" table:formula="of:=IF([.C17]&gt;120%;120%*[.E17];[.C17]*[.E17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1">
          <table:table-cell/>
          <table:table-cell office:value-type="string" table:style-name="ce52">
            <text:p>Resultado PSF no mês</text:p>
          </table:table-cell>
          <table:table-cell table:number-columns-repeated="2" table:style-name="ce53"/>
          <table:table-cell table:style-name="ce54"/>
          <table:table-cell table:style-name="ce55"/>
          <table:table-cell office:value-type="float" office:value="0" table:formula="of:=SUM([.G7:.G17])" table:style-name="ce36">
            <text:p>0,00</text:p>
          </table:table-cell>
          <table:table-cell table:style-name="ce2"/>
          <table:table-cell table:number-columns-repeated="5" table:style-name="ce56"/>
          <table:table-cell table:style-name="ce57"/>
          <table:table-cell table:number-columns-repeated="16370"/>
        </table:table-row>
        <table:table-row table:number-rows-repeated="2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58"/>
          <table:table-cell table:style-name="ce59"/>
          <table:table-cell table:style-name="ce60"/>
          <table:table-cell table:number-columns-repeated="16380" table:style-name="ce2"/>
        </table:table-row>
        <table:table-row table:style-name="ro3">
          <table:table-cell/>
          <table:table-cell table:style-name="ce61"/>
          <table:table-cell table:style-name="ce62"/>
          <table:table-cell table:number-columns-repeated="16381" table:style-name="ce2"/>
        </table:table-row>
        <table:table-row table:number-rows-repeated="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3"/>
          <table:table-cell table:number-columns-repeated="16382" table:style-name="ce2"/>
        </table:table-row>
        <table:table-row table:number-rows-repeated="1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number-columns-repeated="6" table:style-name="ce2"/>
          <table:table-cell table:style-name="ce2">
            <draw:frame draw:z-index="7" draw:id="id6" draw:style-name="a22" draw:name="CaixaDeTexto 7" svg:x="0.0625in" svg:y="0.0625in" svg:width="3.76593in" svg:height="0.79534in">
              <draw:text-box>
                <text:p text:style-name="a21" text:class-names="" text:cond-style-name=""><text:span text:style-name="a20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4"/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3">
          <table:table-cell table:style-name="ce65"/>
          <table:table-cell office:value-type="string" table:style-name="ce66">
            <text:p>Tabela % prêmio por atingimento</text:p>
          </table:table-cell>
          <table:table-cell table:number-columns-repeated="2" table:style-name="ce67"/>
          <table:table-cell table:number-columns-repeated="3" table:style-name="ce65"/>
          <table:table-cell table:style-name="ce65">
            <draw:frame draw:z-index="8" draw:id="id7" draw:style-name="a25" draw:name="CaixaDeTexto 8" svg:x="0.01042in" svg:y="0.16667in" svg:width="0.89461in" svg:height="0.86274in">
              <draw:text-box>
                <text:p text:style-name="a24" text:class-names="" text:cond-style-name=""><text:span text:style-name="a23" text:class-names=""/></text:p>
              </draw:text-box>
              <svg:title/>
              <svg:desc/>
            </draw:frame>
          </table:table-cell>
          <table:table-cell table:number-columns-repeated="16376" table:style-name="ce65"/>
        </table:table-row>
        <table:table-row table:style-name="ro3">
          <table:table-cell table:style-name="ce65"/>
          <table:table-cell office:value-type="string" table:style-name="ce68">
            <text:p>De</text:p>
          </table:table-cell>
          <table:table-cell office:value-type="string" table:style-name="ce68">
            <text:p>Até</text:p>
          </table:table-cell>
          <table:table-cell office:value-type="string" table:style-name="ce68">
            <text:p>% <text:s/>prêmio</text:p>
          </table:table-cell>
          <table:table-cell table:number-columns-repeated="16380" table:style-name="ce65"/>
        </table:table-row>
        <table:table-row table:style-name="ro3">
          <table:table-cell table:style-name="ce69"/>
          <table:table-cell office:value-type="float" office:value="0" table:style-name="ce70">
            <text:p><text:s/>-00<text:s/></text:p>
          </table:table-cell>
          <table:table-cell office:value-type="float" office:value="89.99" table:style-name="ce71">
            <text:p><text:s/>89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9"/>
          <table:table-cell office:value-type="float" office:value="90" table:style-name="ce71">
            <text:p><text:s/>90,00<text:s/></text:p>
          </table:table-cell>
          <table:table-cell office:value-type="float" office:value="94.99" table:style-name="ce71">
            <text:p><text:s/>94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5"/>
          <table:table-cell office:value-type="float" office:value="95" table:style-name="ce71">
            <text:p><text:s/>95,00<text:s/></text:p>
          </table:table-cell>
          <table:table-cell office:value-type="float" office:value="98" table:style-name="ce71">
            <text:p><text:s/>98,00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8.01" table:style-name="ce71">
            <text:p><text:s/>98,01<text:s/></text:p>
          </table:table-cell>
          <table:table-cell office:value-type="float" office:value="99.59" table:style-name="ce71">
            <text:p><text:s/>99,59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9.6" table:style-name="ce71">
            <text:p><text:s/>99,60<text:s/></text:p>
          </table:table-cell>
          <table:table-cell office:value-type="float" office:value="100.01" table:style-name="ce71">
            <text:p><text:s/>100,01<text:s/></text:p>
          </table:table-cell>
          <table:table-cell office:value-type="percentage" office:value="1" table:style-name="ce72">
            <text:p>100,0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float" office:value="100.02" table:style-name="ce71">
            <text:p><text:s/>100,02<text:s/></text:p>
          </table:table-cell>
          <table:table-cell office:value-type="float" office:value="120" table:style-name="ce71">
            <text:p><text:s/>120,00<text:s/></text:p>
          </table:table-cell>
          <table:table-cell office:value-type="string" table:style-name="ce74">
            <text:p><text:s/>= ao % atingido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79">
            <text:p>a partir de 120%</text:p>
          </table:table-cell>
          <table:covered-table-cell/>
          <table:table-cell office:value-type="percentage" office:value="1.2" table:style-name="ce74">
            <text:p>12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16383" table:style-name="ce65"/>
        </table:table-row>
        <table:table-row table:number-rows-repeated="1048520" table:style-name="ro1">
          <table:table-cell table:number-columns-repeated="16384"/>
        </table:table-row>
      </table:table>
      <table:table table:name="MÊS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8" table:default-cell-style-name="ce2"/>
        <table:table-column table:style-name="co10" table:default-cell-style-name="ce2"/>
        <table:table-column table:style-name="co19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636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imulador Mensal 2016</text:p>
          </table:table-cell>
          <table:table-cell table:number-columns-repeated="3" table:style-name="ce4"/>
          <table:table-cell table:number-columns-repeated="3" table:style-name="ce2"/>
          <table:table-cell table:style-name="ce2">
            <draw:frame draw:z-index="6" draw:id="id13" draw:style-name="a45" draw:name="CaixaDeTexto 6" svg:x="3.47837in" svg:y="0.16667in" svg:width="2.58413in" svg:height="0.61741in">
              <draw:text-box>
                <text:p text:style-name="a44" text:class-names="" text:cond-style-name=""><text:span text:style-name="a42" text:class-names="">Coloque aqui o resultado da<text:s text:c="1"/></text:span><text:span text:style-name="a43" text:class-names="">Dinâmica de Vendas</text:span></text:p>
              </draw:text-box>
              <svg:title/>
              <svg:desc/>
            </draw:frame>
          </table:table-cell>
          <table:table-cell table:number-columns-repeated="16375" table:style-name="ce2"/>
        </table:table-row>
        <table:table-row table:style-name="ro2">
          <table:table-cell/>
          <table:table-cell office:value-type="string" table:style-name="ce5">
            <text:p>SUP DE SERV AO CLIENTE<text:s/></text:p>
            <draw:custom-shape svg:x="2.5in" svg:y="0.16667in" svg:width="2.51042in" svg:height="0.81213in" draw:z-index="1" draw:id="id8" draw:style-name="a28" draw:name="Texto explicativo em seta para baixo 1">
              <svg:title/>
              <svg:desc/>
              <text:p text:style-name="a27" text:class-names="" text:cond-style-name=""><text:span text:style-name="a2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  <draw:frame draw:z-index="2" draw:id="id9" draw:style-name="a32" draw:name="CaixaDeTexto 2" svg:x="2.5in" svg:y="0.13542in" svg:width="2.51042in" svg:height="0.63542in">
              <draw:text-box>
                <text:p text:style-name="a31" text:class-names="" text:cond-style-name=""><text:span text:style-name="a29" text:class-names="">Coloque aqui o<text:s text:c="1"/></text:span><text:span text:style-name="a30" text:class-names="">resultado de PSF da sua loja</text:span></text:p>
              </draw:text-box>
              <svg:title/>
              <svg:desc/>
            </draw:frame>
          </table:table-cell>
          <table:table-cell table:number-columns-repeated="6" table:style-name="ce2"/>
          <table:table-cell table:style-name="ce2">
            <draw:custom-shape svg:x="3.51042in" svg:y="0in" svg:width="2.50053in" svg:height="0.8344in" draw:z-index="5" draw:id="id12" draw:style-name="a41" draw:name="Texto explicativo em seta para baixo 5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6">
            <text:p>Simulador do RESULTADO ÚNICO DE PSF</text:p>
          </table:table-cell>
          <table:table-cell table:number-columns-repeated="6" table:style-name="ce2"/>
          <table:table-cell office:value-type="string" table:style-name="ce6">
            <text:p>Simulador de Vendas e PSF</text:p>
          </table:table-cell>
          <table:table-cell table:number-columns-repeated="16375" table:style-name="ce2"/>
        </table:table-row>
        <table:table-row table:style-name="ro4">
          <table:table-cell/>
          <table:table-cell office:value-type="string" table:style-name="ce7">
            <text:p><text:s/>Indicador</text:p>
          </table:table-cell>
          <table:table-cell office:value-type="string" table:number-columns-spanned="2" table:number-rows-spanned="1" table:style-name="ce75">
            <text:p>Resultado no mês</text:p>
          </table:table-cell>
          <table:covered-table-cell/>
          <table:table-cell office:value-type="string" table:style-name="ce8">
            <text:p>Pesos</text:p>
          </table:table-cell>
          <table:table-cell office:value-type="string" table:number-columns-spanned="2" table:number-rows-spanned="1" table:style-name="ce76">
            <text:p>Cálculo do Resultado</text:p>
          </table:table-cell>
          <table:covered-table-cell/>
          <table:table-cell table:style-name="ce2"/>
          <table:table-cell office:value-type="string" table:style-name="ce7">
            <text:p>Indicador</text:p>
          </table:table-cell>
          <table:table-cell office:value-type="string" table:style-name="ce9">
            <text:p>Pesos</text:p>
          </table:table-cell>
          <table:table-cell office:value-type="string" table:number-columns-spanned="2" table:number-rows-spanned="1" table:style-name="ce77">
            <text:p>Resultados</text:p>
          </table:table-cell>
          <table:covered-table-cell/>
          <table:table-cell table:style-name="ce7"/>
          <table:table-cell office:value-type="string" table:style-name="ce7">
            <text:p>Cálculo Resultado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Ativação Cartão Marisa PL e Itaú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=</text:p>
          </table:table-cell>
          <table:table-cell office:value-type="float" office:value="0" table:formula="of:=IF([.C7]&gt;120%;120%*[.E7];[.C7]*[.E7])" table:style-name="ce14">
            <text:p>0,00</text:p>
          </table:table-cell>
          <table:table-cell table:style-name="ce2"/>
          <table:table-cell office:value-type="string" table:style-name="ce15">
            <text:p>Vendas Varejo</text:p>
          </table:table-cell>
          <table:table-cell office:value-type="percentage" office:value="0.35" table:style-name="ce16">
            <text:p>35%</text:p>
          </table:table-cell>
          <table:table-cell office:value-type="string" table:style-name="ce17">
            <text:p>x</text:p>
          </table:table-cell>
          <table:table-cell office:value-type="float" office:value="0" table:style-name="ce18">
            <text:p>0,00</text:p>
          </table:table-cell>
          <table:table-cell office:value-type="string" table:style-name="ce19">
            <text:p>=</text:p>
          </table:table-cell>
          <table:table-cell office:value-type="float" office:value="0" table:formula="of:=+[.J7]*[.L7]" table:style-name="ce20">
            <text:p>0,00</text:p>
            <draw:custom-shape svg:width="1.05142in" svg:height="1.45929in" draw:z-index="3" draw:id="id10" draw:style-name="a35" draw:transform="translate(-0.52571in -0.72964in) rotate(-1.5708) translate(1.64535in 0.74446in)" draw:name="Texto explicativo em seta para baixo 3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Participação do cartão %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16" table:style-name="ce24">
            <text:p>16</text:p>
          </table:table-cell>
          <table:table-cell office:value-type="string" table:style-name="ce23">
            <text:p>=</text:p>
          </table:table-cell>
          <table:table-cell office:value-type="float" office:value="0" table:formula="of:=IF([.C8]&gt;120%;120%*[.E8];[.C8]*[.E8])" table:style-name="ce25">
            <text:p>0,00</text:p>
          </table:table-cell>
          <table:table-cell table:style-name="ce2"/>
          <table:table-cell office:value-type="string" table:style-name="ce26">
            <text:p><text:s/>PSF</text:p>
          </table:table-cell>
          <table:table-cell office:value-type="percentage" office:value="0.65" table:style-name="ce27">
            <text:p>65%</text:p>
          </table:table-cell>
          <table:table-cell office:value-type="string" table:style-name="ce28">
            <text:p>x</text:p>
          </table:table-cell>
          <table:table-cell office:value-type="float" office:value="0" table:formula="of:=+[.G18]" table:style-name="ce29">
            <text:p>0,00</text:p>
          </table:table-cell>
          <table:table-cell office:value-type="string" table:style-name="ce30">
            <text:p>=</text:p>
          </table:table-cell>
          <table:table-cell office:value-type="float" office:value="0" table:formula="of:=+[.J8]*[.L8]" table:style-name="ce31">
            <text:p>0,00</text:p>
          </table:table-cell>
          <table:table-cell table:style-name="ce2">
            <draw:frame draw:z-index="4" draw:id="id11" draw:style-name="a38" draw:name="CaixaDeTexto 4" svg:x="0.19792in" svg:y="0in" svg:width="1.03125in" svg:height="1.38355in">
              <draw:text-box>
                <text:p text:style-name="a37" text:class-names="" text:cond-style-name=""><text:span text:style-name="a36" text:class-names="">Este é o resultado mensal da sua loja</text:span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10">
            <text:p>Meta Penetração Bônus Celular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9]&gt;120%;120%*[.E9];[.C9]*[.E9])" table:style-name="ce14">
            <text:p>0,00</text:p>
          </table:table-cell>
          <table:table-cell table:style-name="ce2"/>
          <table:table-cell office:value-type="string" table:style-name="ce32">
            <text:p>Resultado para cálculo</text:p>
          </table:table-cell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N7:.N8])" table:style-name="ce36">
            <text:p>0,00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21">
            <text:p>Vendas com Juros PL e Itaú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9" table:style-name="ce24">
            <text:p>9</text:p>
          </table:table-cell>
          <table:table-cell office:value-type="string" table:style-name="ce23">
            <text:p>=</text:p>
          </table:table-cell>
          <table:table-cell office:value-type="float" office:value="0" table:formula="of:=IF([.C10]&gt;120%;120%*[.E10];[.C10]*[.E10])" table:style-name="ce25">
            <text:p>0,00</text:p>
          </table:table-cell>
          <table:table-cell table:style-name="ce2"/>
          <table:table-cell office:value-type="string" table:style-name="ce37">
            <text:p>Percentual a considerar na escala de % de atingimento</text:p>
          </table:table-cell>
          <table:table-cell table:number-columns-repeated="2" table:style-name="ce38"/>
          <table:table-cell table:style-name="ce39"/>
          <table:table-cell table:style-name="ce40"/>
          <table:table-cell office:value-type="percentage" office:value="0" table:formula="of:=IF([.N9]&gt;120;120%;IF([.N9]&gt;100;[.N9]/100;VLOOKUP([.N9];[.$B$46:.$D$50];3;TRUE)))" table:style-name="ce41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0">
            <text:p>Empréstimo Pesso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5" table:style-name="ce13">
            <text:p>15</text:p>
          </table:table-cell>
          <table:table-cell office:value-type="string" table:style-name="ce12">
            <text:p>=</text:p>
          </table:table-cell>
          <table:table-cell office:value-type="float" office:value="0" table:formula="of:=IF([.C11]&gt;120%;120%*[.E11];[.C11]*[.E11])" table:style-name="ce14">
            <text:p>0,00</text:p>
          </table:table-cell>
          <table:table-cell table:style-name="ce2"/>
          <table:table-cell office:value-type="string" table:style-name="ce42">
            <text:p>Valor em 100% de atingimento ponderado da meta</text:p>
          </table:table-cell>
          <table:table-cell table:number-columns-repeated="2" table:style-name="ce43"/>
          <table:table-cell table:style-name="ce44"/>
          <table:table-cell table:style-name="ce45"/>
          <table:table-cell office:value-type="float" office:value="525" table:style-name="ce46">
            <text:p>525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Compra Certa e Compra Tranquil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8" table:style-name="ce24">
            <text:p>8</text:p>
          </table:table-cell>
          <table:table-cell office:value-type="string" table:style-name="ce23">
            <text:p>=</text:p>
          </table:table-cell>
          <table:table-cell office:value-type="float" office:value="0" table:formula="of:=IF([.C12]&gt;120%;120%*[.E12];[.C12]*[.E12])" table:style-name="ce25">
            <text:p>0,00</text:p>
          </table:table-cell>
          <table:table-cell table:style-name="ce2"/>
          <table:table-cell office:value-type="string" table:number-columns-spanned="5" table:number-rows-spanned="1" table:style-name="ce78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47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Tombamento Cartão Marisa Itaucard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13]&gt;120%;120%*[.E13];[.C13]*[.E13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Parcelamento de Fatur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=</text:p>
          </table:table-cell>
          <table:table-cell office:value-type="float" office:value="0" table:formula="of:=IF([.C14]&gt;120%;120%*[.E14];[.C14]*[.E14])" table:style-name="ce25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Seguros (família + carro + Vale Saude)<text:s/>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8" table:style-name="ce13">
            <text:p>8</text:p>
          </table:table-cell>
          <table:table-cell office:value-type="string" table:style-name="ce12">
            <text:p>=</text:p>
          </table:table-cell>
          <table:table-cell office:value-type="float" office:value="0" table:formula="of:=IF([.C15]&gt;120%;120%*[.E15];[.C15]*[.E15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Marisa Odonto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6" table:style-name="ce50">
            <text:p>6</text:p>
          </table:table-cell>
          <table:table-cell office:value-type="string" table:style-name="ce23">
            <text:p>=</text:p>
          </table:table-cell>
          <table:table-cell office:value-type="float" office:value="0" table:formula="of:=IF([.C16]&gt;120%;120%*[.E16];[.C16]*[.E16])" table:style-name="ce51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Cartão Adicion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=</text:p>
          </table:table-cell>
          <table:table-cell office:value-type="float" office:value="0" table:formula="of:=IF([.C17]&gt;120%;120%*[.E17];[.C17]*[.E17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1">
          <table:table-cell/>
          <table:table-cell office:value-type="string" table:style-name="ce52">
            <text:p>Resultado PSF no mês</text:p>
          </table:table-cell>
          <table:table-cell table:number-columns-repeated="2" table:style-name="ce53"/>
          <table:table-cell table:style-name="ce54"/>
          <table:table-cell table:style-name="ce55"/>
          <table:table-cell office:value-type="float" office:value="0" table:formula="of:=SUM([.G7:.G17])" table:style-name="ce36">
            <text:p>0,00</text:p>
          </table:table-cell>
          <table:table-cell table:style-name="ce2"/>
          <table:table-cell table:number-columns-repeated="5" table:style-name="ce56"/>
          <table:table-cell table:style-name="ce57"/>
          <table:table-cell table:number-columns-repeated="16370"/>
        </table:table-row>
        <table:table-row table:number-rows-repeated="5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3"/>
          <table:table-cell table:number-columns-repeated="16382" table:style-name="ce2"/>
        </table:table-row>
        <table:table-row table:number-rows-repeated="1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number-columns-repeated="6" table:style-name="ce2"/>
          <table:table-cell table:style-name="ce2">
            <draw:frame draw:z-index="7" draw:id="id14" draw:style-name="a48" draw:name="CaixaDeTexto 7" svg:x="0.0625in" svg:y="0.0625in" svg:width="3.77083in" svg:height="0.82292in">
              <draw:text-box>
                <text:p text:style-name="a47" text:class-names="" text:cond-style-name=""><text:span text:style-name="a46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4"/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3">
          <table:table-cell table:style-name="ce65"/>
          <table:table-cell office:value-type="string" table:style-name="ce66">
            <text:p>Tabela % prêmio por atingimento</text:p>
          </table:table-cell>
          <table:table-cell table:number-columns-repeated="2" table:style-name="ce67"/>
          <table:table-cell table:number-columns-repeated="3" table:style-name="ce65"/>
          <table:table-cell table:style-name="ce65">
            <draw:frame draw:z-index="8" draw:id="id15" draw:style-name="a51" draw:name="CaixaDeTexto 8" svg:x="0.01042in" svg:y="0.16667in" svg:width="0.89583in" svg:height="0.89583in">
              <draw:text-box>
                <text:p text:style-name="a50" text:class-names="" text:cond-style-name=""><text:span text:style-name="a49" text:class-names=""/></text:p>
              </draw:text-box>
              <svg:title/>
              <svg:desc/>
            </draw:frame>
          </table:table-cell>
          <table:table-cell table:number-columns-repeated="16376" table:style-name="ce65"/>
        </table:table-row>
        <table:table-row table:style-name="ro3">
          <table:table-cell table:style-name="ce65"/>
          <table:table-cell office:value-type="string" table:style-name="ce68">
            <text:p>De</text:p>
          </table:table-cell>
          <table:table-cell office:value-type="string" table:style-name="ce68">
            <text:p>Até</text:p>
          </table:table-cell>
          <table:table-cell office:value-type="string" table:style-name="ce68">
            <text:p>% <text:s/>prêmio</text:p>
          </table:table-cell>
          <table:table-cell table:number-columns-repeated="16380" table:style-name="ce65"/>
        </table:table-row>
        <table:table-row table:style-name="ro3">
          <table:table-cell table:style-name="ce69"/>
          <table:table-cell office:value-type="float" office:value="0" table:style-name="ce70">
            <text:p><text:s/>-00<text:s/></text:p>
          </table:table-cell>
          <table:table-cell office:value-type="float" office:value="89.99" table:style-name="ce71">
            <text:p><text:s/>89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9"/>
          <table:table-cell office:value-type="float" office:value="90" table:style-name="ce71">
            <text:p><text:s/>90,00<text:s/></text:p>
          </table:table-cell>
          <table:table-cell office:value-type="float" office:value="94.99" table:style-name="ce71">
            <text:p><text:s/>94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5"/>
          <table:table-cell office:value-type="float" office:value="95" table:style-name="ce71">
            <text:p><text:s/>95,00<text:s/></text:p>
          </table:table-cell>
          <table:table-cell office:value-type="float" office:value="98" table:style-name="ce71">
            <text:p><text:s/>98,00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8.01" table:style-name="ce71">
            <text:p><text:s/>98,01<text:s/></text:p>
          </table:table-cell>
          <table:table-cell office:value-type="float" office:value="99.59" table:style-name="ce71">
            <text:p><text:s/>99,59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9.6" table:style-name="ce71">
            <text:p><text:s/>99,60<text:s/></text:p>
          </table:table-cell>
          <table:table-cell office:value-type="float" office:value="100.01" table:style-name="ce71">
            <text:p><text:s/>100,01<text:s/></text:p>
          </table:table-cell>
          <table:table-cell office:value-type="percentage" office:value="1" table:style-name="ce72">
            <text:p>100,0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float" office:value="100.02" table:style-name="ce71">
            <text:p><text:s/>100,02<text:s/></text:p>
          </table:table-cell>
          <table:table-cell office:value-type="float" office:value="120" table:style-name="ce71">
            <text:p><text:s/>120,00<text:s/></text:p>
          </table:table-cell>
          <table:table-cell office:value-type="string" table:style-name="ce74">
            <text:p><text:s/>= ao % atingido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79">
            <text:p>a partir de 120%</text:p>
          </table:table-cell>
          <table:covered-table-cell/>
          <table:table-cell office:value-type="percentage" office:value="1.2" table:style-name="ce74">
            <text:p>12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16383" table:style-name="ce65"/>
        </table:table-row>
        <table:table-row table:number-rows-repeated="1048522" table:style-name="ro1">
          <table:table-cell table:number-columns-repeated="16384"/>
        </table:table-row>
      </table:table>
      <table:table table:name="MÊS_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7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8" table:default-cell-style-name="ce2"/>
        <table:table-column table:style-name="co10" table:default-cell-style-name="ce2"/>
        <table:table-column table:style-name="co19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636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Simulador Mensal 2016</text:p>
          </table:table-cell>
          <table:table-cell table:number-columns-repeated="3" table:style-name="ce4"/>
          <table:table-cell table:number-columns-repeated="3" table:style-name="ce2"/>
          <table:table-cell table:style-name="ce2">
            <draw:frame draw:z-index="6" draw:id="id21" draw:style-name="a71" draw:name="CaixaDeTexto 6" svg:x="3.47837in" svg:y="0.16667in" svg:width="2.58413in" svg:height="0.61741in">
              <draw:text-box>
                <text:p text:style-name="a70" text:class-names="" text:cond-style-name=""><text:span text:style-name="a68" text:class-names="">Coloque aqui o resultado da<text:s text:c="1"/></text:span><text:span text:style-name="a69" text:class-names="">Dinâmica de Vendas</text:span></text:p>
              </draw:text-box>
              <svg:title/>
              <svg:desc/>
            </draw:frame>
          </table:table-cell>
          <table:table-cell table:number-columns-repeated="16375" table:style-name="ce2"/>
        </table:table-row>
        <table:table-row table:style-name="ro2">
          <table:table-cell/>
          <table:table-cell office:value-type="string" table:style-name="ce5">
            <text:p>SUP DE SERV AO CLIENTE<text:s/></text:p>
            <draw:custom-shape svg:x="2.5in" svg:y="0.16667in" svg:width="2.51042in" svg:height="0.81213in" draw:z-index="1" draw:id="id16" draw:style-name="a54" draw:name="Texto explicativo em seta para baixo 1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  <draw:frame draw:z-index="2" draw:id="id17" draw:style-name="a58" draw:name="CaixaDeTexto 2" svg:x="2.5in" svg:y="0.13542in" svg:width="2.51042in" svg:height="0.63542in">
              <draw:text-box>
                <text:p text:style-name="a57" text:class-names="" text:cond-style-name=""><text:span text:style-name="a55" text:class-names="">Coloque aqui o<text:s text:c="1"/></text:span><text:span text:style-name="a56" text:class-names="">resultado de PSF da sua loja</text:span></text:p>
              </draw:text-box>
              <svg:title/>
              <svg:desc/>
            </draw:frame>
          </table:table-cell>
          <table:table-cell table:number-columns-repeated="6" table:style-name="ce2"/>
          <table:table-cell table:style-name="ce2">
            <draw:custom-shape svg:x="3.51042in" svg:y="0in" svg:width="2.50053in" svg:height="0.8344in" draw:z-index="5" draw:id="id20" draw:style-name="a67" draw:name="Texto explicativo em seta para baixo 5">
              <svg:title/>
              <svg:desc/>
              <text:p text:style-name="a66" text:class-names="" text:cond-style-name=""><text:span text:style-name="a6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5" table:style-name="ce2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6">
            <text:p>Simulador do RESULTADO ÚNICO DE PSF</text:p>
          </table:table-cell>
          <table:table-cell table:number-columns-repeated="6" table:style-name="ce2"/>
          <table:table-cell office:value-type="string" table:style-name="ce6">
            <text:p>Simulador de Vendas e PSF</text:p>
          </table:table-cell>
          <table:table-cell table:number-columns-repeated="16375" table:style-name="ce2"/>
        </table:table-row>
        <table:table-row table:style-name="ro4">
          <table:table-cell/>
          <table:table-cell office:value-type="string" table:style-name="ce7">
            <text:p><text:s/>Indicador</text:p>
          </table:table-cell>
          <table:table-cell office:value-type="string" table:number-columns-spanned="2" table:number-rows-spanned="1" table:style-name="ce75">
            <text:p>Resultado no mês</text:p>
          </table:table-cell>
          <table:covered-table-cell/>
          <table:table-cell office:value-type="string" table:style-name="ce8">
            <text:p>Pesos</text:p>
          </table:table-cell>
          <table:table-cell office:value-type="string" table:number-columns-spanned="2" table:number-rows-spanned="1" table:style-name="ce76">
            <text:p>Cálculo do Resultado</text:p>
          </table:table-cell>
          <table:covered-table-cell/>
          <table:table-cell table:style-name="ce2"/>
          <table:table-cell office:value-type="string" table:style-name="ce7">
            <text:p>Indicador</text:p>
          </table:table-cell>
          <table:table-cell office:value-type="string" table:style-name="ce9">
            <text:p>Pesos</text:p>
          </table:table-cell>
          <table:table-cell office:value-type="string" table:number-columns-spanned="2" table:number-rows-spanned="1" table:style-name="ce77">
            <text:p>Resultados</text:p>
          </table:table-cell>
          <table:covered-table-cell/>
          <table:table-cell table:style-name="ce7"/>
          <table:table-cell office:value-type="string" table:style-name="ce7">
            <text:p>Cálculo Resultado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Ativação Cartão Marisa PL e Itaú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0" table:style-name="ce13">
            <text:p>10</text:p>
          </table:table-cell>
          <table:table-cell office:value-type="string" table:style-name="ce12">
            <text:p>=</text:p>
          </table:table-cell>
          <table:table-cell office:value-type="float" office:value="0" table:formula="of:=IF([.C7]&gt;120%;120%*[.E7];[.C7]*[.E7])" table:style-name="ce14">
            <text:p>0,00</text:p>
          </table:table-cell>
          <table:table-cell table:style-name="ce2"/>
          <table:table-cell office:value-type="string" table:style-name="ce15">
            <text:p>Vendas Varejo</text:p>
          </table:table-cell>
          <table:table-cell office:value-type="percentage" office:value="0.35" table:style-name="ce16">
            <text:p>35%</text:p>
          </table:table-cell>
          <table:table-cell office:value-type="string" table:style-name="ce17">
            <text:p>x</text:p>
          </table:table-cell>
          <table:table-cell office:value-type="float" office:value="0" table:style-name="ce18">
            <text:p>0,00</text:p>
          </table:table-cell>
          <table:table-cell office:value-type="string" table:style-name="ce19">
            <text:p>=</text:p>
          </table:table-cell>
          <table:table-cell office:value-type="float" office:value="0" table:formula="of:=+[.J7]*[.L7]" table:style-name="ce20">
            <text:p>0,00</text:p>
            <draw:custom-shape svg:width="1.05142in" svg:height="1.45929in" draw:z-index="3" draw:id="id18" draw:style-name="a61" draw:transform="translate(-0.52571in -0.72964in) rotate(-1.5708) translate(1.63493in 0.75488in)" draw:name="Texto explicativo em seta para baixo 3">
              <svg:title/>
              <svg:desc/>
              <text:p text:style-name="a60" text:class-names="" text:cond-style-name=""><text:span text:style-name="a5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21 / 2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13 - ?f22"/>
              </draw:enhanced-geometry>
            </draw:custom-shape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Participação do cartão %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16" table:style-name="ce24">
            <text:p>16</text:p>
          </table:table-cell>
          <table:table-cell office:value-type="string" table:style-name="ce23">
            <text:p>=</text:p>
          </table:table-cell>
          <table:table-cell office:value-type="float" office:value="0" table:formula="of:=IF([.C8]&gt;120%;120%*[.E8];[.C8]*[.E8])" table:style-name="ce25">
            <text:p>0,00</text:p>
          </table:table-cell>
          <table:table-cell table:style-name="ce2"/>
          <table:table-cell office:value-type="string" table:style-name="ce26">
            <text:p><text:s/>PSF</text:p>
          </table:table-cell>
          <table:table-cell office:value-type="percentage" office:value="0.65" table:style-name="ce27">
            <text:p>65%</text:p>
          </table:table-cell>
          <table:table-cell office:value-type="string" table:style-name="ce28">
            <text:p>x</text:p>
          </table:table-cell>
          <table:table-cell office:value-type="float" office:value="0" table:formula="of:=+[.G18]" table:style-name="ce29">
            <text:p>0,00</text:p>
          </table:table-cell>
          <table:table-cell office:value-type="string" table:style-name="ce30">
            <text:p>=</text:p>
          </table:table-cell>
          <table:table-cell office:value-type="float" office:value="0" table:formula="of:=+[.J8]*[.L8]" table:style-name="ce31">
            <text:p>0,00</text:p>
          </table:table-cell>
          <table:table-cell table:style-name="ce2">
            <draw:frame draw:z-index="4" draw:id="id19" draw:style-name="a64" draw:name="CaixaDeTexto 4" svg:x="0.19792in" svg:y="0.01042in" svg:width="1.03125in" svg:height="1.38355in">
              <draw:text-box>
                <text:p text:style-name="a63" text:class-names="" text:cond-style-name=""><text:span text:style-name="a62" text:class-names="">Este é o resultado mensal da sua loja</text:span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5">
          <table:table-cell/>
          <table:table-cell office:value-type="string" table:style-name="ce10">
            <text:p>Meta Penetração Bônus Celular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9]&gt;120%;120%*[.E9];[.C9]*[.E9])" table:style-name="ce14">
            <text:p>0,00</text:p>
          </table:table-cell>
          <table:table-cell table:style-name="ce2"/>
          <table:table-cell office:value-type="string" table:style-name="ce32">
            <text:p>Resultado para cálculo</text:p>
          </table:table-cell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N7:.N8])" table:style-name="ce36">
            <text:p>0,00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21">
            <text:p>Vendas com Juros PL e Itaú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9" table:style-name="ce24">
            <text:p>9</text:p>
          </table:table-cell>
          <table:table-cell office:value-type="string" table:style-name="ce23">
            <text:p>=</text:p>
          </table:table-cell>
          <table:table-cell office:value-type="float" office:value="0" table:formula="of:=IF([.C10]&gt;120%;120%*[.E10];[.C10]*[.E10])" table:style-name="ce25">
            <text:p>0,00</text:p>
          </table:table-cell>
          <table:table-cell table:style-name="ce2"/>
          <table:table-cell office:value-type="string" table:style-name="ce37">
            <text:p>Percentual a considerar na escala de % de atingimento</text:p>
          </table:table-cell>
          <table:table-cell table:number-columns-repeated="2" table:style-name="ce38"/>
          <table:table-cell table:style-name="ce39"/>
          <table:table-cell table:style-name="ce40"/>
          <table:table-cell office:value-type="percentage" office:value="0" table:formula="of:=IF([.N9]&gt;120;120%;IF([.N9]&gt;100;[.N9]/100;VLOOKUP([.N9];[.$B$46:.$D$50];3;TRUE)))" table:style-name="ce41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0">
            <text:p>Empréstimo Pesso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15" table:style-name="ce13">
            <text:p>15</text:p>
          </table:table-cell>
          <table:table-cell office:value-type="string" table:style-name="ce12">
            <text:p>=</text:p>
          </table:table-cell>
          <table:table-cell office:value-type="float" office:value="0" table:formula="of:=IF([.C11]&gt;120%;120%*[.E11];[.C11]*[.E11])" table:style-name="ce14">
            <text:p>0,00</text:p>
          </table:table-cell>
          <table:table-cell table:style-name="ce2"/>
          <table:table-cell office:value-type="string" table:style-name="ce42">
            <text:p>Valor em 100% de atingimento ponderado da meta</text:p>
          </table:table-cell>
          <table:table-cell table:number-columns-repeated="2" table:style-name="ce43"/>
          <table:table-cell table:style-name="ce44"/>
          <table:table-cell table:style-name="ce45"/>
          <table:table-cell office:value-type="float" office:value="525" table:style-name="ce46">
            <text:p>525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1">
            <text:p>Compra Certa e Compra Tranquil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8" table:style-name="ce24">
            <text:p>8</text:p>
          </table:table-cell>
          <table:table-cell office:value-type="string" table:style-name="ce23">
            <text:p>=</text:p>
          </table:table-cell>
          <table:table-cell office:value-type="float" office:value="0" table:formula="of:=IF([.C12]&gt;120%;120%*[.E12];[.C12]*[.E12])" table:style-name="ce25">
            <text:p>0,00</text:p>
          </table:table-cell>
          <table:table-cell table:style-name="ce2"/>
          <table:table-cell office:value-type="string" table:number-columns-spanned="5" table:number-rows-spanned="1" table:style-name="ce78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47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0">
            <text:p>Tombamento Cartão Marisa Itaucard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9" table:style-name="ce13">
            <text:p>9</text:p>
          </table:table-cell>
          <table:table-cell office:value-type="string" table:style-name="ce12">
            <text:p>=</text:p>
          </table:table-cell>
          <table:table-cell office:value-type="float" office:value="0" table:formula="of:=IF([.C13]&gt;120%;120%*[.E13];[.C13]*[.E13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Parcelamento de Fatura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=</text:p>
          </table:table-cell>
          <table:table-cell office:value-type="float" office:value="0" table:formula="of:=IF([.C14]&gt;120%;120%*[.E14];[.C14]*[.E14])" table:style-name="ce25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Seguros (família + carro + Vale Saude)<text:s/>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8" table:style-name="ce13">
            <text:p>8</text:p>
          </table:table-cell>
          <table:table-cell office:value-type="string" table:style-name="ce12">
            <text:p>=</text:p>
          </table:table-cell>
          <table:table-cell office:value-type="float" office:value="0" table:formula="of:=IF([.C15]&gt;120%;120%*[.E15];[.C15]*[.E15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21">
            <text:p>Marisa Odonto</text:p>
          </table:table-cell>
          <table:table-cell office:value-type="percentage" office:value="0" table:style-name="ce22">
            <text:p>0,00%</text:p>
          </table:table-cell>
          <table:table-cell office:value-type="string" table:style-name="ce23">
            <text:p>x</text:p>
          </table:table-cell>
          <table:table-cell office:value-type="float" office:value="6" table:style-name="ce50">
            <text:p>6</text:p>
          </table:table-cell>
          <table:table-cell office:value-type="string" table:style-name="ce23">
            <text:p>=</text:p>
          </table:table-cell>
          <table:table-cell office:value-type="float" office:value="0" table:formula="of:=IF([.C16]&gt;120%;120%*[.E16];[.C16]*[.E16])" table:style-name="ce51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5">
          <table:table-cell/>
          <table:table-cell office:value-type="string" table:style-name="ce10">
            <text:p>Cartão Adicional</text:p>
          </table:table-cell>
          <table:table-cell office:value-type="percentage" office:value="0" table:style-name="ce11">
            <text:p>0,00%</text:p>
          </table:table-cell>
          <table:table-cell office:value-type="string" table:style-name="ce12">
            <text:p>x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=</text:p>
          </table:table-cell>
          <table:table-cell office:value-type="float" office:value="0" table:formula="of:=IF([.C17]&gt;120%;120%*[.E17];[.C17]*[.E17])" table:style-name="ce14">
            <text:p>0,00</text:p>
          </table:table-cell>
          <table:table-cell table:style-name="ce2"/>
          <table:table-cell table:number-columns-repeated="5" table:style-name="ce48"/>
          <table:table-cell table:style-name="ce49"/>
          <table:table-cell table:number-columns-repeated="16370"/>
        </table:table-row>
        <table:table-row table:style-name="ro1">
          <table:table-cell/>
          <table:table-cell office:value-type="string" table:style-name="ce52">
            <text:p>Resultado PSF no mês</text:p>
          </table:table-cell>
          <table:table-cell table:number-columns-repeated="2" table:style-name="ce53"/>
          <table:table-cell table:style-name="ce54"/>
          <table:table-cell table:style-name="ce55"/>
          <table:table-cell office:value-type="float" office:value="0" table:formula="of:=SUM([.G7:.G17])" table:style-name="ce36">
            <text:p>0,00</text:p>
          </table:table-cell>
          <table:table-cell table:style-name="ce2"/>
          <table:table-cell table:number-columns-repeated="5" table:style-name="ce56"/>
          <table:table-cell table:style-name="ce57"/>
          <table:table-cell table:number-columns-repeated="16370"/>
        </table:table-row>
        <table:table-row table:number-rows-repeated="5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3"/>
          <table:table-cell table:number-columns-repeated="16382" table:style-name="ce2"/>
        </table:table-row>
        <table:table-row table:number-rows-repeated="1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number-columns-repeated="6" table:style-name="ce2"/>
          <table:table-cell table:style-name="ce2">
            <draw:frame draw:z-index="7" draw:id="id22" draw:style-name="a74" draw:name="CaixaDeTexto 7" svg:x="0.0625in" svg:y="0.0625in" svg:width="3.77083in" svg:height="0.82292in">
              <draw:text-box>
                <text:p text:style-name="a73" text:class-names="" text:cond-style-name=""><text:span text:style-name="a72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3" table:style-name="ro3">
          <table:table-cell/>
          <table:table-cell table:number-columns-repeated="16383" table:style-name="ce2"/>
        </table:table-row>
        <table:table-row table:style-name="ro3">
          <table:table-cell/>
          <table:table-cell table:style-name="ce64"/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3">
          <table:table-cell table:style-name="ce65"/>
          <table:table-cell office:value-type="string" table:style-name="ce66">
            <text:p>Tabela % prêmio por atingimento</text:p>
          </table:table-cell>
          <table:table-cell table:number-columns-repeated="2" table:style-name="ce67"/>
          <table:table-cell table:number-columns-repeated="3" table:style-name="ce65"/>
          <table:table-cell table:style-name="ce65">
            <draw:frame draw:z-index="8" draw:id="id23" draw:style-name="a77" draw:name="CaixaDeTexto 8" svg:x="0.01042in" svg:y="0.16667in" svg:width="0.89583in" svg:height="0.89583in">
              <draw:text-box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76" table:style-name="ce65"/>
        </table:table-row>
        <table:table-row table:style-name="ro3">
          <table:table-cell table:style-name="ce65"/>
          <table:table-cell office:value-type="string" table:style-name="ce68">
            <text:p>De</text:p>
          </table:table-cell>
          <table:table-cell office:value-type="string" table:style-name="ce68">
            <text:p>Até</text:p>
          </table:table-cell>
          <table:table-cell office:value-type="string" table:style-name="ce68">
            <text:p>% <text:s/>prêmio</text:p>
          </table:table-cell>
          <table:table-cell table:number-columns-repeated="16380" table:style-name="ce65"/>
        </table:table-row>
        <table:table-row table:style-name="ro3">
          <table:table-cell table:style-name="ce69"/>
          <table:table-cell office:value-type="float" office:value="0" table:style-name="ce70">
            <text:p><text:s/>-00<text:s/></text:p>
          </table:table-cell>
          <table:table-cell office:value-type="float" office:value="89.99" table:style-name="ce71">
            <text:p><text:s/>89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9"/>
          <table:table-cell office:value-type="float" office:value="90" table:style-name="ce71">
            <text:p><text:s/>90,00<text:s/></text:p>
          </table:table-cell>
          <table:table-cell office:value-type="float" office:value="94.99" table:style-name="ce71">
            <text:p><text:s/>94,99<text:s/></text:p>
          </table:table-cell>
          <table:table-cell office:value-type="percentage" office:value="0" table:style-name="ce72">
            <text:p>0,00%</text:p>
          </table:table-cell>
          <table:table-cell table:number-columns-repeated="3" table:style-name="ce65"/>
          <table:table-cell table:number-columns-repeated="16377" table:style-name="ce69"/>
        </table:table-row>
        <table:table-row table:style-name="ro3">
          <table:table-cell table:style-name="ce65"/>
          <table:table-cell office:value-type="float" office:value="95" table:style-name="ce71">
            <text:p><text:s/>95,00<text:s/></text:p>
          </table:table-cell>
          <table:table-cell office:value-type="float" office:value="98" table:style-name="ce71">
            <text:p><text:s/>98,00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8.01" table:style-name="ce71">
            <text:p><text:s/>98,01<text:s/></text:p>
          </table:table-cell>
          <table:table-cell office:value-type="float" office:value="99.59" table:style-name="ce71">
            <text:p><text:s/>99,59<text:s/></text:p>
          </table:table-cell>
          <table:table-cell office:value-type="percentage" office:value="0.5" table:style-name="ce72">
            <text:p>50,00%</text:p>
          </table:table-cell>
          <table:table-cell table:number-columns-repeated="16380" table:style-name="ce65"/>
        </table:table-row>
        <table:table-row table:style-name="ro3">
          <table:table-cell table:style-name="ce65"/>
          <table:table-cell office:value-type="float" office:value="99.6" table:style-name="ce71">
            <text:p><text:s/>99,60<text:s/></text:p>
          </table:table-cell>
          <table:table-cell office:value-type="float" office:value="100.01" table:style-name="ce71">
            <text:p><text:s/>100,01<text:s/></text:p>
          </table:table-cell>
          <table:table-cell office:value-type="percentage" office:value="1" table:style-name="ce72">
            <text:p>100,0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float" office:value="100.02" table:style-name="ce71">
            <text:p><text:s/>100,02<text:s/></text:p>
          </table:table-cell>
          <table:table-cell office:value-type="float" office:value="120" table:style-name="ce71">
            <text:p><text:s/>120,00<text:s/></text:p>
          </table:table-cell>
          <table:table-cell office:value-type="string" table:style-name="ce74">
            <text:p><text:s/>= ao % atingido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79">
            <text:p>a partir de 120%</text:p>
          </table:table-cell>
          <table:covered-table-cell/>
          <table:table-cell office:value-type="percentage" office:value="1.2" table:style-name="ce74">
            <text:p>120%</text:p>
          </table:table-cell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3"/>
          <table:table-cell table:number-columns-repeated="16379" table:style-name="ce65"/>
        </table:table-row>
        <table:table-row table:style-name="ro3">
          <table:table-cell table:style-name="ce65"/>
          <table:table-cell table:number-columns-repeated="16383" table:style-name="ce65"/>
        </table:table-row>
        <table:table-row table:number-rows-repeated="1048522" table:style-name="ro1">
          <table:table-cell table:number-columns-repeated="16384"/>
        </table:table-row>
      </table:table>
      <table:table table:name="CAL_PPR_TRIMESTRAL" table:style-name="ta1">
        <table:table-column table:style-name="co20" table:default-cell-style-name="ce80"/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13" table:default-cell-style-name="ce80"/>
        <table:table-column table:style-name="co24" table:default-cell-style-name="ce80"/>
        <table:table-column table:style-name="co25" table:number-columns-repeated="16378" table:default-cell-style-name="ce80"/>
        <table:table-row table:style-name="ro8">
          <table:table-cell/>
          <table:table-cell table:number-columns-repeated="16383" table:style-name="ce80"/>
        </table:table-row>
        <table:table-row table:style-name="ro9">
          <table:table-cell/>
          <table:table-cell office:value-type="string" table:number-columns-spanned="5" table:number-rows-spanned="1" table:style-name="ce99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00">
            <text:p>SUP DE SERV AO CLIENTE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80"/>
        </table:table-row>
        <table:table-row table:style-name="ro11">
          <table:table-cell/>
          <table:table-cell office:value-type="string" table:number-columns-spanned="5" table:number-rows-spanned="1" table:style-name="ce101">
            <text:p>Resultado Cálculo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 table:style-name="ce81"/>
          <table:table-cell office:value-type="string" table:style-name="ce82">
            <text:p>Mês 1<text:s/></text:p>
          </table:table-cell>
          <table:table-cell office:value-type="string" table:style-name="ce83">
            <text:p>Mês 2</text:p>
          </table:table-cell>
          <table:table-cell office:value-type="string" table:style-name="ce83">
            <text:p>Mês 3</text:p>
          </table:table-cell>
          <table:table-cell office:value-type="string" table:number-columns-spanned="2" table:number-rows-spanned="1" table:style-name="ce102">
            <text:p>Valor - Trimestre (em $)<text:s/></text:p>
          </table:table-cell>
          <table:covered-table-cell/>
          <table:table-cell table:number-columns-repeated="16378" table:style-name="ce81"/>
        </table:table-row>
        <table:table-row table:style-name="ro10">
          <table:table-cell/>
          <table:table-cell office:value-type="float" office:value="0" table:formula="of:=[MÊS_1.N12]" table:style-name="ce84">
            <text:p>0,00</text:p>
          </table:table-cell>
          <table:table-cell office:value-type="float" office:value="0" table:formula="of:=[MÊS_2.N12]" table:style-name="ce85">
            <text:p>0,00</text:p>
          </table:table-cell>
          <table:table-cell office:value-type="float" office:value="0" table:formula="of:=[MÊS_3.N12]" table:style-name="ce85">
            <text:p>0,00</text:p>
          </table:table-cell>
          <table:table-cell office:value-type="float" office:value="0" table:formula="of:=SUM([.B7:.D7])" table:number-columns-spanned="2" table:number-rows-spanned="1" table:style-name="ce103">
            <text:p>0,00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table:number-columns-repeated="5" table:style-name="ce86"/>
          <table:table-cell table:number-columns-repeated="16378"/>
        </table:table-row>
        <table:table-row table:style-name="ro12">
          <table:table-cell/>
          <table:table-cell table:number-columns-repeated="4" table:style-name="ce87"/>
          <table:table-cell table:number-columns-repeated="16379" table:style-name="ce80"/>
        </table:table-row>
        <table:table-row table:style-name="ro10">
          <table:table-cell/>
          <table:table-cell office:value-type="string" table:number-columns-spanned="5" table:number-rows-spanned="1" table:style-name="ce104">
            <text:p>Resultado da Meta Trimestral -<text:s/><text:span text:style-name="T1">PARTICIPAÇÃO DO CARTÃO</text:span>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office:value-type="string" table:number-columns-spanned="3" table:number-rows-spanned="1" table:style-name="ce105">
            <text:p>Atingimento Mensal</text:p>
          </table:table-cell>
          <table:covered-table-cell table:number-columns-repeated="2"/>
          <table:table-cell office:value-type="string" table:number-columns-spanned="1" table:number-rows-spanned="2" table:style-name="ce106">
            <text:p>ATINGIMENTO TRIMESTRE</text:p>
          </table:table-cell>
          <table:table-cell office:value-type="string" table:number-columns-spanned="1" table:number-rows-spanned="2" table:style-name="ce102">
            <text:p>ADICIONAL 15%?</text:p>
          </table:table-cell>
          <table:table-cell table:number-columns-repeated="16378"/>
        </table:table-row>
        <table:table-row table:style-name="ro3">
          <table:table-cell table:style-name="ce88"/>
          <table:table-cell office:value-type="string" table:style-name="ce89">
            <text:p>Mês 1<text:s/></text:p>
          </table:table-cell>
          <table:table-cell office:value-type="string" table:style-name="ce90">
            <text:p>Mês 2</text:p>
          </table:table-cell>
          <table:table-cell office:value-type="string" table:style-name="ce90">
            <text:p>Mês 3</text:p>
          </table:table-cell>
          <table:covered-table-cell/>
          <table:covered-table-cell/>
          <table:table-cell table:number-columns-repeated="16378" table:style-name="ce88"/>
        </table:table-row>
        <table:table-row table:style-name="ro13">
          <table:table-cell/>
          <table:table-cell office:value-type="percentage" office:value="0" table:formula="of:=[MÊS_1.C8]" table:style-name="ce91">
            <text:p>0,00%</text:p>
          </table:table-cell>
          <table:table-cell office:value-type="percentage" office:value="0" table:formula="of:=[MÊS_2.C8]" table:style-name="ce92">
            <text:p>0,00%</text:p>
          </table:table-cell>
          <table:table-cell office:value-type="percentage" office:value="0" table:formula="of:=[MÊS_3.C8]" table:style-name="ce92">
            <text:p>0,00%</text:p>
          </table:table-cell>
          <table:table-cell office:value-type="percentage" office:value="0" table:formula="of:=AVERAGE([.B13:.D13])" table:style-name="ce92">
            <text:p>0,00%</text:p>
          </table:table-cell>
          <table:table-cell office:value-type="string" office:string-value="NÃO" table:formula="of:=IF([.E13]&gt;=100%;&quot;SIM&quot;;&quot;NÃO&quot;)" table:style-name="ce112">
            <text:p>NÃO</text:p>
          </table:table-cell>
          <table:table-cell table:number-columns-repeated="16378"/>
        </table:table-row>
        <table:table-row table:style-name="ro13">
          <table:table-cell/>
          <table:table-cell table:number-columns-repeated="4" table:style-name="ce94"/>
          <table:table-cell table:style-name="ce113">
            <draw:custom-shape svg:x="0.04018in" svg:y="0.06101in" svg:width="1.93899in" svg:height="1.43899in" draw:z-index="1" draw:id="id24" draw:style-name="a86" draw:name="Texto explicativo em seta para a esquerda 1">
              <svg:title/>
              <svg:desc/>
              <text:p text:style-name="a79" text:class-names="" text:cond-style-name=""><text:span text:style-name="a78" text:class-names="">- Só é habilitado se a Dinâmica trimestral da Participação do Cartão for igual ou superior a 100%</text:span></text:p>
              <text:p text:style-name="a81" text:class-names="" text:cond-style-name=""><text:span text:style-name="a80" text:class-names=""/></text:p>
              <text:p text:style-name="a83" text:class-names="" text:cond-style-name=""><text:span text:style-name="a82" text:class-names=""/></text:p>
              <text:p text:style-name="a85" text:class-names="" text:cond-style-name=""><text:span text:style-name="a84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9 L ?f22 ?f25 ?f22 ?f26 ?f24 ?f26 ?f24 ?f7 ?f12 ?f7 ?f12 ?f13 ?f24 ?f13 ?f24 ?f27 ?f22 ?f27 ?f22 ?f28 Z N" draw:text-areas="?f24 ?f7 ?f12 ?f13" draw:glue-points="?f30 ?f7 ?f30 ?f13" draw:glue-point-leaving-directions="-360, -18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4 / 2"/>
                <draw:equation draw:name="f17" draw:formula="min(?f15, ?f14)"/>
                <draw:equation draw:name="f18" draw:formula="?f15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12 - ?f21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  <draw:equation draw:name="f29" draw:formula="?f24 + ?f12"/>
                <draw:equation draw:name="f30" draw:formula="?f29 / 2"/>
              </draw:enhanced-geometry>
            </draw:custom-shape>
          </table:table-cell>
          <table:table-cell table:number-columns-repeated="16378"/>
        </table:table-row>
        <table:table-row table:style-name="ro10">
          <table:table-cell/>
          <table:table-cell table:number-columns-repeated="16383" table:style-name="ce80"/>
        </table:table-row>
        <table:table-row table:style-name="ro14">
          <table:table-cell table:style-name="ce88"/>
          <table:table-cell table:style-name="ce88"/>
          <table:table-cell office:value-type="string" table:number-columns-spanned="3" table:number-rows-spanned="1" table:style-name="ce104">
            <text:p>Resultado da Meta Trimestral -<text:s/><text:span text:style-name="T1">ATIVAÇÃO DO CARTÃO</text:span></text:p>
          </table:table-cell>
          <table:covered-table-cell table:number-columns-repeated="2"/>
          <table:table-cell table:style-name="ce81"/>
          <table:table-cell table:number-columns-repeated="16378" table:style-name="ce88"/>
        </table:table-row>
        <table:table-row table:style-name="ro15">
          <table:table-cell/>
          <table:table-cell table:style-name="ce80"/>
          <table:table-cell office:value-type="string" table:number-columns-spanned="1" table:number-rows-spanned="2" table:style-name="ce107">
            <text:p>Fez a Meta da Participação do Cartão?</text:p>
          </table:table-cell>
          <table:table-cell office:value-type="string" table:number-columns-spanned="2" table:number-rows-spanned="2" table:style-name="ce102">
            <text:p>ATINGIMENTO TRIMESTRE DE ATIVAÇÃO</text:p>
          </table:table-cell>
          <table:covered-table-cell/>
          <table:table-cell table:number-columns-repeated="16379"/>
        </table:table-row>
        <table:table-row table:style-name="ro3">
          <table:table-cell/>
          <table:table-cell table:style-name="ce80"/>
          <table:covered-table-cell/>
          <table:covered-table-cell/>
          <table:covered-table-cell/>
          <table:table-cell table:number-columns-repeated="16379"/>
        </table:table-row>
        <table:table-row table:style-name="ro16">
          <table:table-cell/>
          <table:table-cell table:style-name="ce80"/>
          <table:table-cell office:value-type="string" office:string-value="NÃO" table:formula="of:=IF([.F13]=&quot;SIM&quot;;&quot;SIM&quot;;&quot;NÃO&quot;)" table:style-name="ce114">
            <text:p>NÃO</text:p>
          </table:table-cell>
          <table:table-cell office:value-type="percentage" office:value="0" table:number-columns-spanned="2" table:number-rows-spanned="1" table:style-name="ce108">
            <text:p>0,00%</text:p>
          </table:table-cell>
          <table:covered-table-cell/>
          <table:table-cell table:number-columns-repeated="16379"/>
        </table:table-row>
        <table:table-row table:style-name="ro3">
          <table:table-cell/>
          <table:table-cell table:style-name="ce115"/>
          <table:table-cell table:style-name="ce94">
            <draw:custom-shape svg:x="1.04762in" svg:y="0.0506in" svg:width="2.70238in" svg:height="0.76191in" draw:z-index="2" draw:id="id25" draw:style-name="a92" draw:name="Texto explicativo em seta para cima 3">
              <svg:title/>
              <svg:desc/>
              <text:p text:style-name="a89" text:class-names="" text:cond-style-name=""><text:span text:style-name="a87" text:class-names="">Digite aqui, seu atingimento<text:s text:c="1"/></text:span><text:span text:style-name="a88" text:class-names="">Trimestral da Meta de Ativação do Cartão</text:span></text:p>
              <text:p text:style-name="a91" text:class-names="" text:cond-style-name=""><text:span text:style-name="a9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24 L ?f26 ?f24 ?f26 ?f22 ?f25 ?f22 ?f19 ?f7 ?f28 ?f22 ?f27 ?f22 ?f27 ?f24 ?f12 ?f24 ?f12 ?f13 ?f7 ?f13 Z N" draw:text-areas="?f7 ?f24 ?f12 ?f13" draw:glue-points="?f7 ?f24 ?f12 ?f24" draw:glue-point-leaving-directions="-270, -90" draw:modifiers="0 0 0 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5000"/>
                <draw:equation draw:name="f9" draw:formula="64977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7"/>
                <draw:equation draw:name="f15" draw:formula="?f12 - ?f7"/>
                <draw:equation draw:name="f16" draw:formula="?f15 / 2"/>
                <draw:equation draw:name="f17" draw:formula="min(?f15, ?f14)"/>
                <draw:equation draw:name="f18" draw:formula="?f14 * ?f9"/>
                <draw:equation draw:name="f19" draw:formula="?f7 + ?f16"/>
                <draw:equation draw:name="f20" draw:formula="?f17 * ?f8"/>
                <draw:equation draw:name="f21" draw:formula="?f18 / 100000"/>
                <draw:equation draw:name="f22" draw:formula="?f20 / 100000"/>
                <draw:equation draw:name="f23" draw:formula="?f20 / 200000"/>
                <draw:equation draw:name="f24" draw:formula="?f13 - ?f21"/>
                <draw:equation draw:name="f25" draw:formula="?f19 - ?f22"/>
                <draw:equation draw:name="f26" draw:formula="?f19 - ?f23"/>
                <draw:equation draw:name="f27" draw:formula="?f19 + ?f23"/>
                <draw:equation draw:name="f28" draw:formula="?f19 + ?f22"/>
              </draw:enhanced-geometry>
            </draw:custom-shape>
          </table:table-cell>
          <table:table-cell table:number-columns-repeated="2" table:style-name="ce94"/>
          <table:table-cell table:number-columns-repeated="16379"/>
        </table:table-row>
        <table:table-row table:number-rows-repeated="3" table:style-name="ro17">
          <table:table-cell/>
          <table:table-cell table:style-name="ce115"/>
          <table:table-cell table:number-columns-repeated="3" table:style-name="ce94"/>
          <table:table-cell table:number-columns-repeated="16379"/>
        </table:table-row>
        <table:table-row table:style-name="ro10">
          <table:table-cell/>
          <table:table-cell table:style-name="ce115"/>
          <table:table-cell table:number-columns-repeated="3" table:style-name="ce94"/>
          <table:table-cell table:number-columns-repeated="16379"/>
        </table:table-row>
        <table:table-row table:style-name="ro11">
          <table:table-cell/>
          <table:table-cell table:style-name="ce80"/>
          <table:table-cell office:value-type="string" table:number-columns-spanned="3" table:number-rows-spanned="1" table:style-name="ce109">
            <text:p>CÁLCULO FINAL</text:p>
          </table:table-cell>
          <table:covered-table-cell table:number-columns-repeated="2"/>
          <table:table-cell table:number-columns-repeated="16379"/>
        </table:table-row>
        <table:table-row table:style-name="ro18">
          <table:table-cell/>
          <table:table-cell table:style-name="ce80"/>
          <table:table-cell office:value-type="string" table:number-columns-spanned="2" table:number-rows-spanned="1" table:style-name="ce110">
            <text:p>Valor Calc. Trimestre (em $)</text:p>
          </table:table-cell>
          <table:covered-table-cell/>
          <table:table-cell office:value-type="float" office:value="0" table:formula="of:=[.E7]" table:style-name="ce96">
            <text:p>0,00</text:p>
          </table:table-cell>
          <table:table-cell table:number-columns-repeated="16379"/>
        </table:table-row>
        <table:table-row table:style-name="ro18">
          <table:table-cell/>
          <table:table-cell table:style-name="ce80"/>
          <table:table-cell office:value-type="string" table:number-columns-spanned="2" table:number-rows-spanned="1" table:style-name="ce110">
            <text:p>Adicional Din. Vendas</text:p>
          </table:table-cell>
          <table:covered-table-cell/>
          <table:table-cell office:value-type="float" office:value="0" table:formula="of:=IF([.F13]=&quot;SIM&quot;;[.E7]*15%;0%)" table:style-name="ce97">
            <text:p>0,00</text:p>
          </table:table-cell>
          <table:table-cell table:number-columns-repeated="16379"/>
        </table:table-row>
        <table:table-row table:style-name="ro18">
          <table:table-cell/>
          <table:table-cell table:style-name="ce80"/>
          <table:table-cell office:value-type="string" table:number-columns-spanned="2" table:number-rows-spanned="1" table:style-name="ce110">
            <text:p>Adicional Ativação do Cartão</text:p>
          </table:table-cell>
          <table:covered-table-cell/>
          <table:table-cell office:value-type="boolean" office:boolean-value="false" table:formula="of:=IF([.C19]=&quot;SIM&quot;;IF([.D19]&gt;=100%;[.E7]*10%;0))" table:style-name="ce97">
            <text:p>FALSO</text:p>
          </table:table-cell>
          <table:table-cell table:number-columns-repeated="16379"/>
        </table:table-row>
        <table:table-row table:style-name="ro19">
          <table:table-cell/>
          <table:table-cell table:style-name="ce80"/>
          <table:table-cell office:value-type="string" table:number-columns-spanned="2" table:number-rows-spanned="1" table:style-name="ce111">
            <text:p>TOTAL A PAGAR</text:p>
          </table:table-cell>
          <table:covered-table-cell/>
          <table:table-cell office:value-type="currency" office:value="0" table:formula="of:=SUM([.E26:.E28])" table:style-name="ce98">
            <text:p><text:s/>R$ -00<text:s/>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80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pt" number:country="BR">
      <number:text> </number:text>
      <number:currency-symbol number:language="pt" number:country="BR">R$ </number:currency-symbol>
      <number:number number:decimal-places="2" number:min-integer-digits="1" number:grouping="true"/>
      <number:text> </number:text>
    </number:currency-style>
    <number:currency-style style:name="N38P1" number:language="pt" number:country="BR">
      <number:text> </number:text>
      <number:currency-symbol number:language="pt" number:country="BR">R$ </number:currency-symbol>
      <number:text>(</number:text>
      <number:number number:decimal-places="2" number:min-integer-digits="1" number:grouping="true"/>
      <number:text>)</number:text>
    </number:currency-style>
    <number:currency-style style:name="N38P2" number:language="pt" number:country="BR">
      <number:text> </number:text>
      <number:currency-symbol number:language="pt" number:country="BR">R$ 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f1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 style:data-style-name="N0">
      <style:table-cell-properties fo:background-color="#00B050"/>
    </style:style>
    <style:style style:name="cf3" style:family="table-cell" style:data-style-name="N0">
      <style:table-cell-properties fo:background-color="#00B050"/>
      <style:text-properties fo:font-weight="bold" style:font-weight-asian="bold" style:font-weight-complex="bold"/>
    </style:style>
    <style:style style:name="cf4" style:family="table-cell" style:data-style-name="N0">
      <style:table-cell-properties fo:background-color="#FF0000"/>
    </style:style>
    <style:style style:name="Moed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7"/>
    <style:style style:name="cf5" style:family="table-cell">
      <style:table-cell-properties fo:background-color="#FF0000"/>
      <style:text-properties fo:color="#000000"/>
    </style:style>
    <style:style style:name="cf6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19T20:35:12Z</dc:date>
  </office:meta>
</office:document-meta>
</file>